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bba" officeooo:paragraph-rsid="000ba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3:53:25.975000000</meta:creation-date>
    <dc:date>2020-02-05T13:53:51.145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3.2.2$Windows_X86_64 LibreOffice_project/98b30e735bda24bc04ab42594c85f7fd8be07b9c</meta:generator>
  </office:meta>
</office:document-meta>
</file>